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55H40M00S" calcext:value-type="time">
            <text:p>55:40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20M00S" calcext:value-type="time">
            <text:p>10:20:00</text:p>
          </table:table-cell>
          <table:table-cell office:value-type="string" calcext:value-type="string">
            <text:p>Criando estrutura da API</text:p>
          </table:table-cell>
          <table:table-cell table:formula="of:=[.C19]-[.B19]" office:value-type="time" office:time-value="PT00H50M00S" calcext:value-type="time">
            <text:p>00:5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5H00M00S" calcext:value-type="time">
            <text:p>15:00:00</text:p>
          </table:table-cell>
          <table:table-cell office:value-type="string" calcext:value-type="string">
            <text:p>Alterando rotas Admin e dotenv</text:p>
          </table:table-cell>
          <table:table-cell table:formula="of:=[.C20]-[.B20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time" office:time-value="PT08H55M00S" calcext:value-type="time">
            <text:p>08:55:00</text:p>
          </table:table-cell>
          <table:table-cell office:value-type="time" office:time-value="PT11H50M00S" calcext:value-type="time">
            <text:p>11:50:00</text:p>
          </table:table-cell>
          <table:table-cell office:value-type="string" calcext:value-type="string">
            <text:p>Input de cidades e estados createAd e imageInput</text:p>
          </table:table-cell>
          <table:table-cell table:formula="of:=[.C21]-[.B21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Autenticação API</text:p>
          </table:table-cell>
          <table:table-cell table:formula="of:=[.C22]-[.B22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10M00S" calcext:value-type="time">
            <text:p>13:10:00</text:p>
          </table:table-cell>
          <table:table-cell office:value-type="string" calcext:value-type="string">
            <text:p>Error handling and admin get methods</text:p>
          </table:table-cell>
          <table:table-cell table:formula="of:=[.C23]-[.B23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Remaining admin methods and multipart image upload</text:p>
          </table:table-cell>
          <table:table-cell table:formula="of:=[.C24]-[.B24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time" office:time-value="PT14H40M00S" calcext:value-type="time">
            <text:p>14:40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mage upload</text:p>
          </table:table-cell>
          <table:table-cell table:formula="of:=[.C25]-[.B2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Image validation and save with file extension</text:p>
          </table:table-cell>
          <table:table-cell table:formula="of:=[.C26]-[.B2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10M00S" calcext:value-type="time">
            <text:p>15:10:00</text:p>
          </table:table-cell>
          <table:table-cell office:value-type="string" calcext:value-type="string">
            <text:p>Image resizing</text:p>
          </table:table-cell>
          <table:table-cell table:formula="of:=[.C27]-[.B27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Frontend refactor and Users page</text:p>
          </table:table-cell>
          <table:table-cell table:formula="of:=[.C28]-[.B28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time" office:time-value="PT17H05M00S" calcext:value-type="time">
            <text:p>17:05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Login Cookies and Get data from API on home and pendingPrizes</text:p>
          </table:table-cell>
          <table:table-cell table:formula="of:=[.C29]-[.B29]" office:value-type="time" office:time-value="PT02H55M00S" calcext:value-type="time">
            <text:p>02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09H40M00S" calcext:value-type="time">
            <text:p>09:40:00</text:p>
          </table:table-cell>
          <table:table-cell office:value-type="string" calcext:value-type="string">
            <text:p>Ads, givenPrizes and registeredPrizes methods and rename to availablePrizes</text:p>
          </table:table-cell>
          <table:table-cell table:formula="of:=[.C30]-[.B30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50M00S" calcext:value-type="time">
            <text:p>16:50:00</text:p>
          </table:table-cell>
          <table:table-cell office:value-type="string" calcext:value-type="string">
            <text:p>Format API outputs and last API calls from admin frontend</text:p>
          </table:table-cell>
          <table:table-cell table:formula="of:=[.C31]-[.B31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15M00S" calcext:value-type="time">
            <text:p>19:15:00</text:p>
          </table:table-cell>
          <table:table-cell office:value-type="string" calcext:value-type="string">
            <text:p>Delete Ad and remove file from assets</text:p>
          </table:table-cell>
          <table:table-cell table:formula="of:=[.C32]-[.B32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15M00S" calcext:value-type="time">
            <text:p>12:15:00</text:p>
          </table:table-cell>
          <table:table-cell office:value-type="string" calcext:value-type="string">
            <text:p>Edit AvailablePrize</text:p>
          </table:table-cell>
          <table:table-cell table:formula="of:=[.C33]-[.B33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Validação e questões sobre o projeto</text:p>
          </table:table-cell>
          <table:table-cell table:formula="of:=[.C34]-[.B34]" office:value-type="time" office:time-value="PT01H40M00S" calcext:value-type="time">
            <text:p>01:4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0:45:01.90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2-01-10T15:44:08.795000000</dc:date>
    <meta:editing-duration>P1DT22H12M28S</meta:editing-duration>
    <meta:editing-cycles>25</meta:editing-cycles>
    <meta:generator>LibreOffice/7.2.4.1$Windows_X86_64 LibreOffice_project/27d75539669ac387bb498e35313b970b7fe9c4f9</meta:generator>
    <meta:document-statistic meta:table-count="1" meta:cell-count="171" meta:object-count="0"/>
  </office:meta>
</office:document-meta>
</file>